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813cm" fo:min-width="0.564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815cm" fo:min-width="0.564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814cm" fo:min-width="0.564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813cm" fo:min-width="0.565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815cm" fo:min-width="0.563cm" fo:padding-top="0.175cm" fo:padding-bottom="0.175cm" fo:padding-left="0.3cm" fo:padding-right="0.3cm"/>
    </style:style>
    <style:style style:name="gr7" style:family="graphic" style:parent-style-name="standard">
      <style:graphic-properties svg:stroke-width="0.05cm" svg:stroke-color="#333333" draw:marker-start-width="0.075cm" draw:marker-end-width="0.075cm" draw:fill="none" draw:fill-color="#e6e6e6" draw:textarea-horizontal-align="justify" draw:textarea-vertical-align="middle" draw:auto-grow-height="false" fo:min-height="2.605cm" fo:min-width="4.615cm" fo:padding-top="0.15cm" fo:padding-bottom="0.15cm" fo:padding-left="0.275cm" fo:padding-right="0.275cm"/>
    </style:style>
    <style:style style:name="gr8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165cm" fo:min-width="0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false" fo:min-height="0.986cm" fo:min-width="2.909cm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false" fo:min-height="0.475cm" fo:min-width="3.018cm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8.298cm" svg:y1="2.5cm" svg:x2="3.798cm" svg:y2="2.5cm">
              <text:p/>
            </draw:line>
            <draw:line draw:style-name="gr1" draw:text-style-name="P1" draw:layer="layout" svg:x1="7.798cm" svg:y1="7.5cm" svg:x2="3.298cm" svg:y2="6.5cm">
              <text:p/>
            </draw:line>
            <draw:line draw:style-name="gr1" draw:text-style-name="P1" draw:layer="layout" svg:x1="12.298cm" svg:y1="3cm" svg:x2="9.298cm" svg:y2="2.5cm">
              <text:p/>
            </draw:line>
            <draw:line draw:style-name="gr1" draw:text-style-name="P1" draw:layer="layout" svg:x1="3.798cm" svg:y1="2.5cm" svg:x2="6.798cm" svg:y2="5cm">
              <text:p/>
            </draw:line>
            <draw:line draw:style-name="gr1" draw:text-style-name="P1" draw:layer="layout" svg:x1="3.298cm" svg:y1="6.5cm" svg:x2="3.798cm" svg:y2="2.5cm">
              <text:p/>
            </draw:line>
            <draw:line draw:style-name="gr1" draw:text-style-name="P1" draw:layer="layout" svg:x1="7.798cm" svg:y1="7.5cm" svg:x2="6.798cm" svg:y2="5cm">
              <text:p/>
            </draw:line>
            <draw:line draw:style-name="gr1" draw:text-style-name="P1" draw:layer="layout" svg:x1="8.298cm" svg:y1="2.5cm" svg:x2="6.798cm" svg:y2="5cm">
              <text:p/>
            </draw:line>
            <draw:line draw:style-name="gr1" draw:text-style-name="P1" draw:layer="layout" svg:x1="6.798cm" svg:y1="4.5cm" svg:x2="3.298cm" svg:y2="6.5cm">
              <text:p/>
            </draw:line>
            <draw:custom-shape draw:style-name="gr2" draw:text-style-name="P1" draw:layer="layout" svg:width="1.646cm" svg:height="1.645cm" svg:x="5.798cm" svg:y="4cm">
              <text:p text:style-name="P1">I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1.646cm" svg:height="1.647cm" svg:x="7.652cm" svg:y="1.5cm">
              <text:p text:style-name="P1">K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1.646cm" svg:height="1.646cm" svg:x="11.652cm" svg:y="2cm">
              <text:p text:style-name="P1">L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1.646cm" svg:height="1.645cm" svg:x="2.921cm" svg:y="1.5cm">
              <text:p text:style-name="P1">H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1.647cm" svg:height="1.645cm" svg:x="7.298cm" svg:y="6.855cm">
              <text:p text:style-name="P1">J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645cm" svg:height="1.647cm" svg:x="2.5cm" svg:y="5.648cm">
              <text:p text:style-name="P1">G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" draw:text-style-name="P1" draw:layer="layout" svg:width="5.479cm" svg:height="3.219cm" svg:x="13.942cm" svg:y="3.39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1" draw:text-style-name="P1" draw:layer="layout" svg:x1="14.586cm" svg:y1="4.108cm" svg:x2="15.506cm" svg:y2="4.108cm">
              <text:p/>
            </draw:line>
            <draw:custom-shape draw:style-name="gr8" draw:text-style-name="P1" draw:layer="layout" svg:width="0.727cm" svg:height="0.727cm" svg:x="14.687cm" svg:y="5.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" draw:text-style-name="P2" draw:layer="layout" svg:width="3.609cm" svg:height="1.436cm" svg:x="15.782cm" svg:y="3.391cm">
              <draw:text-box>
                <text:p><text:span text:style-name="T1">Support de </text:span></text:p>
                <text:p><text:span text:style-name="T1">communcation</text:span></text:p>
              </draw:text-box>
            </draw:frame>
            <draw:frame draw:style-name="gr10" draw:text-style-name="P2" draw:layer="layout" svg:width="3.718cm" svg:height="0.925cm" svg:x="15.782cm" svg:y="5.231cm">
              <draw:text-box>
                <text:p><text:span text:style-name="T1">Objet connecté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9T18:44:43.823182089</meta:creation-date>
    <dc:date>2016-03-01T23:44:23.250181788</dc:date>
    <meta:editing-duration>PT48M8S</meta:editing-duration>
    <meta:editing-cycles>5</meta:editing-cycles>
    <meta:generator>LibreOffice/4.3.3.2$Linux_X86_64 LibreOffice_project/430m0$Build-2</meta:generator>
    <meta:document-statistic meta:object-count="22"/>
  </office:meta>
</office:document-meta>
</file>